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top" draw:auto-grow-height="false" fo:min-height="7.37cm" fo:min-width="12.962cm" fo:padding-top="0.151cm" fo:padding-bottom="0.151cm" fo:padding-left="0.276cm" fo:padding-right="0.276cm"/>
    </style:style>
    <style:style style:name="gr2" style:family="graphic" style:parent-style-name="standard">
      <style:graphic-properties svg:stroke-width="0.018cm" draw:marker-start-width="0.227cm" draw:marker-end-width="0.227cm" draw:fill-color="#323539" draw:textarea-horizontal-align="justify" draw:textarea-vertical-align="middle" draw:auto-grow-height="false" fo:min-height="1.274cm" fo:min-width="2.861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draw:marker-start-width="0.227cm" draw:marker-end-width="0.227cm" draw:fill-color="#323539" draw:textarea-horizontal-align="justify" draw:textarea-vertical-align="middle" draw:auto-grow-height="false" fo:min-height="1.274cm" fo:min-width="4.981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draw:marker-start-width="0.227cm" draw:marker-end-width="0.227cm" draw:fill-color="#323539" draw:textarea-horizontal-align="justify" draw:textarea-vertical-align="middle" draw:auto-grow-height="false" fo:min-height="1.274cm" fo:min-width="4.668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draw:marker-start-width="0.227cm" draw:marker-end-width="0.227cm" draw:fill-color="#323539" draw:textarea-horizontal-align="justify" draw:textarea-vertical-align="middle" draw:auto-grow-height="false" fo:min-height="1.274cm" fo:min-width="3.387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draw:marker-start-width="0.227cm" draw:marker-end-width="0.227cm" draw:fill-color="#294563" draw:textarea-horizontal-align="justify" draw:textarea-vertical-align="middle" draw:auto-grow-height="false" fo:min-height="1.274cm" fo:min-width="3.976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1b95e0" draw:textarea-horizontal-align="justify" draw:textarea-vertical-align="middle" draw:auto-grow-height="false" fo:min-height="1.274cm" fo:min-width="2.548cm" fo:padding-top="0.134cm" fo:padding-bottom="0.134cm" fo:padding-left="0.259cm" fo:padding-right="0.259cm"/>
    </style:style>
    <style:style style:name="gr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top" draw:auto-grow-height="false" fo:min-height="4.322cm" fo:min-width="5.088cm" fo:padding-top="0.151cm" fo:padding-bottom="0.151cm" fo:padding-left="0.276cm" fo:padding-right="0.276cm"/>
    </style:style>
    <style:style style:name="gr9" style:family="graphic" style:parent-style-name="standard">
      <style:graphic-properties draw:fill-color="#323539" draw:textarea-horizontal-align="justify" draw:textarea-vertical-align="middle" draw:auto-grow-height="false" fo:min-height="1.274cm" fo:min-width="4.816cm"/>
    </style:style>
    <style:style style:name="gr10" style:family="graphic" style:parent-style-name="standard">
      <style:graphic-properties svg:stroke-color="#000000" draw:fill-color="#1b95e0" draw:textarea-horizontal-align="justify" draw:textarea-vertical-align="middle" draw:auto-grow-height="false" fo:min-height="1.274cm" fo:min-width="2.771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opacity="0%" draw:textarea-horizontal-align="justify" draw:textarea-vertical-align="top" draw:auto-grow-height="false" fo:min-height="4.322cm" fo:min-width="5.08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323539"/>
      <style:paragraph-properties fo:text-align="center"/>
    </style:style>
    <style:style style:name="P4" style:family="paragraph">
      <loext:graphic-properties draw:fill-color="#323539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-color="#294563"/>
      <style:paragraph-properties fo:text-align="center"/>
      <style:text-properties fo:color="#ffffff"/>
    </style:style>
    <style:style style:name="P6" style:family="paragraph">
      <loext:graphic-properties draw:fill-color="#1b95e0"/>
      <style:paragraph-properties fo:text-align="center"/>
      <style:text-properties fo:color="#ffffff" fo:font-size="24pt" style:font-size-asian="24pt" style:font-size-complex="24pt"/>
    </style:style>
    <style:style style:name="P7" style:family="paragraph">
      <loext:graphic-properties draw:fill-color="#323539"/>
      <style:paragraph-properties fo:text-align="center"/>
      <style:text-properties fo:font-size="24pt"/>
    </style:style>
    <style:style style:name="P8" style:family="paragraph">
      <loext:graphic-properties draw:fill-color="#1b95e0"/>
      <style:paragraph-properties fo:text-align="center"/>
      <style:text-properties fo:color="#ffffff" fo:font-size="2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font-size="24pt"/>
    </style:style>
    <style:style style:name="T5" style:family="text">
      <style:text-properties fo:color="#ffffff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3.462cm" svg:height="7.62cm" svg:x="3.767cm" svg:y="1.162cm">
            <text:p text:style-name="P1"><text:span text:style-name="T1">Node 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361cm" svg:height="1.524cm" svg:x="8.466cm" svg:y="3.194cm">
            <text:p text:style-name="P1"><text:span text:style-name="T2">Chrono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.481cm" svg:height="1.524cm" svg:x="4.91cm" svg:y="5.045cm">
            <text:p text:style-name="P1"><text:span text:style-name="T2">Mesos Mast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168cm" svg:height="1.524cm" svg:x="11.045cm" svg:y="5.045cm">
            <text:p text:style-name="P1"><text:span text:style-name="T2">Mesos</text:span> <text:span text:style-name="T2">Slav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887cm" svg:height="1.524cm" svg:x="4.402cm" svg:y="3.194cm">
            <text:p text:style-name="P1"><text:span text:style-name="T2">Maratho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.476cm" svg:height="1.524cm" svg:x="12.499cm" svg:y="3.194cm">
            <text:p text:style-name="P1"><text:span text:style-name="T3">ZooKeep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3.048cm" svg:height="1.524cm" svg:x="8.847cm" svg:y="6.894cm">
            <text:p text:style-name="P1"><text:span text:style-name="T3">Docker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8" draw:text-style-name="P2" draw:layer="layout" svg:width="5.588cm" svg:height="4.572cm" svg:x="1.254cm" svg:y="9.36cm">
              <text:p text:style-name="P1"><text:span text:style-name="T1">Node 2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7" draw:layer="layout" svg:width="5.316cm" svg:height="1.524cm" svg:x="1.39cm" svg:y="10.376cm">
                <text:p text:style-name="P1"><text:span text:style-name="T4">Mesos Slave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0" draw:text-style-name="P8" draw:layer="layout" svg:width="3.271cm" svg:height="1.524cm" svg:x="2.481cm" svg:y="12.154cm">
              <text:p text:style-name="P1"><text:span text:style-name="T5">Dock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2" draw:layer="layout" svg:width="5.588cm" svg:height="4.572cm" svg:x="7.705cm" svg:y="9.36cm">
              <text:p text:style-name="P1"><text:span text:style-name="T1">Node 3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7" draw:layer="layout" svg:width="5.316cm" svg:height="1.524cm" svg:x="7.841cm" svg:y="10.376cm">
                <text:p text:style-name="P1"><text:span text:style-name="T4">Mesos Slave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0" draw:text-style-name="P8" draw:layer="layout" svg:width="3.271cm" svg:height="1.524cm" svg:x="8.932cm" svg:y="12.154cm">
              <text:p text:style-name="P1"><text:span text:style-name="T5">Dock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2" draw:layer="layout" svg:width="5.588cm" svg:height="4.572cm" svg:x="14.154cm" svg:y="9.36cm">
              <text:p text:style-name="P1"><text:span text:style-name="T1">Node 4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7" draw:layer="layout" svg:width="5.316cm" svg:height="1.524cm" svg:x="14.29cm" svg:y="10.376cm">
                <text:p text:style-name="P1"><text:span text:style-name="T4">Mesos Slave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0" draw:text-style-name="P8" draw:layer="layout" svg:width="3.271cm" svg:height="1.524cm" svg:x="15.381cm" svg:y="12.154cm">
              <text:p text:style-name="P1"><text:span text:style-name="T5">Docker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13:23:48.125640884</meta:creation-date>
    <dc:date>2017-07-18T18:59:33.378476059</dc:date>
    <meta:editing-duration>PT20M29S</meta:editing-duration>
    <meta:editing-cycles>13</meta:editing-cycles>
    <meta:generator>LibreOffice/5.3.4.2$Linux_X86_64 LibreOffice_project/30m0$Build-2</meta:generator>
    <meta:document-statistic meta:object-count="24"/>
  </office:meta>
</office:document-meta>
</file>